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2" svg:font-family="Consolas, 'Courier New', monospace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414c9a" officeooo:paragraph-rsid="00414c9a"/>
    </style:style>
    <style:style style:name="P2" style:family="paragraph" style:parent-style-name="Title">
      <style:text-properties officeooo:rsid="002687ac" officeooo:paragraph-rsid="00176a5e"/>
    </style:style>
    <style:style style:name="P3" style:family="paragraph" style:parent-style-name="Heading_20_2">
      <style:text-properties officeooo:rsid="0042c580" officeooo:paragraph-rsid="0042c580"/>
    </style:style>
    <style:style style:name="P4" style:family="paragraph" style:parent-style-name="Heading_20_2">
      <style:text-properties officeooo:paragraph-rsid="0042f01c"/>
    </style:style>
    <style:style style:name="P5" style:family="paragraph" style:parent-style-name="Heading_20_1">
      <style:text-properties officeooo:rsid="00176a5e" officeooo:paragraph-rsid="00176a5e"/>
    </style:style>
    <style:style style:name="P6" style:family="paragraph" style:parent-style-name="Text_20_body">
      <style:text-properties officeooo:rsid="0042f01c" officeooo:paragraph-rsid="0042f01c"/>
    </style:style>
    <style:style style:name="T1" style:family="text">
      <style:text-properties officeooo:rsid="0042c580"/>
    </style:style>
    <style:style style:name="T2" style:family="text">
      <style:text-properties officeooo:rsid="0042f0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xQuake</text:span>: Architecture</text:p>
      <text:p text:style-name="P1">(Draft: 201<text:span text:style-name="T1">90420</text:span>)</text:p>
      <text:h text:style-name="P5" text:outline-level="1">Introduction</text:h>
      <text:h text:style-name="Heading_20_1" text:outline-level="1">Modules</text:h>
      <text:h text:style-name="P3" text:outline-level="2">Hypo</text:h>
      <text:h text:style-name="Heading_20_2" text:outline-level="2">Agent</text:h>
      <text:h text:style-name="Heading_20_2" text:outline-level="2">Mesh</text:h>
      <text:h text:style-name="P4" text:outline-level="2">Services</text:h>
      <text:h text:style-name="P4" text:outline-level="2">HypoList</text:h>
      <text:h text:style-name="P4" text:outline-level="2">Pick<text:span text:style-name="T2">List</text:span></text:h>
      <text:h text:style-name="Heading_20_2" text:outline-level="2">Trav</text:h>
      <text:h text:style-name="Heading_20_2" text:outline-level="2">Associate</text:h>
      <text:h text:style-name="Heading_20_2" text:outline-level="2">Nucleate</text:h>
      <text:h text:style-name="Heading_20_2" text:outline-level="2">Locate</text:h>
      <text:h text:style-name="Heading_20_2" text:outline-level="2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2" svg:font-family="Consolas, 'Courier New', monospace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2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2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>
        <style:tab-stops/>
      </style:paragraph-properties>
      <style:text-properties fo:font-size="12pt" fo:font-weight="normal" style:font-size-asian="101%" style:font-weight-asian="bold" style:font-size-complex="101%" style:font-weight-complex="bold"/>
    </style:style>
    <style:style style:name="Code" style:family="paragraph" style:parent-style-name="Text_20_body">
      <style:paragraph-properties fo:margin-left="0.3in" fo:margin-right="0in" fo:line-height="50%" fo:text-indent="0in" style:auto-text-indent="false" style:writing-mode="page">
        <style:tab-stops>
          <style:tab-stop style:position="0in"/>
          <style:tab-stop style:position="0.4in"/>
          <style:tab-stop style:position="0.8in"/>
          <style:tab-stop style:position="1.2in"/>
          <style:tab-stop style:position="1.6in"/>
        </style:tab-stops>
      </style:paragraph-properties>
      <style:text-properties style:font-name="Consolas" fo:font-family="Consolas" style:font-style-name="Regular" style:font-family-generic="modern" style:font-pitch="fixed" fo:font-size="10.5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8:15:46.468000000</meta:creation-date>
    <dc:date>2019-04-20T15:20:35.238000000</dc:date>
    <meta:editing-duration>PT1H15M55S</meta:editing-duration>
    <meta:editing-cycles>14</meta:editing-cycles>
    <meta:generator>LibreOffice/6.2.0.3$Windows_X86_64 LibreOffice_project/98c6a8a1c6c7b144ce3cc729e34964b47ce25d62</meta:generator>
    <meta:print-date>2018-11-18T09:55:20.813000000</meta:print-date>
    <meta:document-statistic meta:table-count="0" meta:image-count="0" meta:object-count="0" meta:page-count="1" meta:paragraph-count="15" meta:word-count="29" meta:character-count="183" meta:non-whitespace-character-count="155"/>
  </office:meta>
</office:document-meta>
</file>